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170.59pt"/>
    </style:style>
    <style:style style:name="co3" style:family="table-column">
      <style:table-column-properties fo:break-before="auto" style:column-width="289.4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523737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e3dbdb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4pt" style:font-size-asian="24pt" style:font-size-complex="24pt"/>
    </style:style>
    <style:style style:name="ce6" style:family="table-cell" style:parent-style-name="Default">
      <style:text-properties fo:font-size="24pt" style:font-size-asian="24pt" style:font-size-complex="24pt"/>
    </style:style>
    <style:style style:name="ce7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style:font-name="Liberation Sans" fo:font-size="24pt" style:font-name-asian="Tahoma" style:font-size-asian="24pt" style:font-name-complex="FreeSans" style:font-size-complex="24pt"/>
    </style:style>
    <style:style style:name="ce8" style:family="table-cell" style:parent-style-name="Default" style:data-style-name="N0">
      <style:table-cell-properties style:text-align-source="value-type" style:repeat-content="false" style:vertical-align="middle"/>
      <style:paragraph-properties fo:margin-left="0pt"/>
      <style:text-properties style:font-name="Liberation Sans" fo:font-size="24pt" style:font-name-asian="Tahoma" style:font-size-asian="24pt" style:font-name-complex="FreeSans" style:font-size-complex="2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SW1</text:p>
          </table:table-cell>
          <table:covered-table-cell table:number-columns-repeated="10"/>
          <table:table-cell office:value-type="string" calcext:value-type="string">
            <text:p>Cab Number / XpressNet Address</text:p>
          </table:table-cell>
          <table:table-cell office:value-type="string" calcext:value-type="string">
            <text:p>Base Address</text:p>
          </table:table-cell>
          <table:table-cell/>
          <table:table-cell table:style-name="ce1" office:value-type="string" calcext:value-type="string" table:number-columns-spanned="11" table:number-rows-spanned="1">
            <text:p>SW1</text:p>
          </table:table-cell>
          <table:covered-table-cell table:number-columns-repeated="10"/>
          <table:table-cell office:value-type="string" calcext:value-type="string">
            <text:p>Cab Number / XpressNet Address</text:p>
          </table:table-cell>
          <table:table-cell office:value-type="string" calcext:value-type="string">
            <text:p>Base Address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7"/>
        </table:table-row>
        <table:table-row table:style-name="ro1">
          <table:table-cell table:style-name="ce3" table:number-columns-repeated="11"/>
          <table:table-cell table:style-name="ce5" office:value-type="float" office:value="0" calcext:value-type="float" table:number-columns-spanned="1" table:number-rows-spanned="4">
            <text:p>0</text:p>
          </table:table-cell>
          <table:table-cell table:style-name="ce7" table:formula="of:=&quot;0x&quot;&amp;DEC2HEX([.L4]+208;2)" office:value-type="string" office:string-value="0xD0" calcext:value-type="string" table:number-columns-spanned="1" table:number-rows-spanned="4">
            <text:p>0xD0</text:p>
          </table:table-cell>
          <table:table-cell/>
          <table:table-cell table:style-name="ce3" table:number-columns-repeated="11"/>
          <table:table-cell table:style-name="ce5" office:value-type="float" office:value="16" calcext:value-type="float" table:number-columns-spanned="1" table:number-rows-spanned="4">
            <text:p>16</text:p>
          </table:table-cell>
          <table:table-cell table:style-name="ce7" table:formula="of:=&quot;0x&quot;&amp;DEC2HEX([.Z4]+208;2)" office:value-type="string" office:string-value="0xE0" calcext:value-type="string" table:number-columns-spanned="1" table:number-rows-spanned="4">
            <text:p>0xE0</text:p>
          </table:table-cell>
        </table:table-row>
        <table:table-row table:style-name="ro1">
          <table:table-cell table:style-name="ce3" table:number-columns-repeated="11"/>
          <table:covered-table-cell table:number-columns-repeated="2" table:style-name="ce6"/>
          <table:table-cell/>
          <table:table-cell table:style-name="ce3"/>
          <table:table-cell table:style-name="ce4"/>
          <table:table-cell table:style-name="ce3" table:number-columns-repeated="9"/>
          <table:covered-table-cell table:number-columns-repeated="2" table:style-name="ce6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covered-table-cell table:number-columns-repeated="2" table:style-name="ce6"/>
          <table:table-cell/>
          <table:table-cell table:style-name="ce3" table:number-columns-repeated="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covered-table-cell table:number-columns-repeated="2" table:style-name="ce6"/>
        </table:table-row>
        <table:table-row table:style-name="ro1">
          <table:table-cell table:style-name="ce3" table:number-columns-repeated="11"/>
          <table:covered-table-cell table:number-columns-repeated="2" table:style-name="ce6"/>
          <table:table-cell/>
          <table:table-cell table:style-name="ce3" table:number-columns-repeated="11"/>
          <table:covered-table-cell table:number-columns-repeated="2" table:style-name="ce6"/>
        </table:table-row>
        <table:table-row table:style-name="ro1">
          <table:table-cell table:number-columns-repeated="27"/>
        </table:table-row>
        <table:table-row table:style-name="ro1">
          <table:table-cell table:style-name="ce3" table:number-columns-repeated="11"/>
          <table:table-cell table:style-name="ce5" table:formula="of:=[.L4]+1" office:value-type="float" office:value="1" calcext:value-type="float" table:number-columns-spanned="1" table:number-rows-spanned="4">
            <text:p>1</text:p>
          </table:table-cell>
          <table:table-cell table:style-name="ce8" table:formula="of:=&quot;0x&quot;&amp;DEC2HEX([.L9]+208;2)" office:value-type="string" office:string-value="0xD1" calcext:value-type="string" table:number-columns-spanned="1" table:number-rows-spanned="4">
            <text:p>0xD1</text:p>
          </table:table-cell>
          <table:table-cell/>
          <table:table-cell table:style-name="ce3" table:number-columns-repeated="11"/>
          <table:table-cell table:style-name="ce5" table:formula="of:=[.Z4]+1" office:value-type="float" office:value="17" calcext:value-type="float" table:number-columns-spanned="1" table:number-rows-spanned="4">
            <text:p>17</text:p>
          </table:table-cell>
          <table:table-cell table:style-name="ce8" table:formula="of:=&quot;0x&quot;&amp;DEC2HEX([.Z9]+208;2)" office:value-type="string" office:string-value="0xE1" calcext:value-type="string" table:number-columns-spanned="1" table:number-rows-spanned="4">
            <text:p>0xE1</text:p>
          </table:table-cell>
        </table:table-row>
        <table:table-row table:style-name="ro1">
          <table:table-cell table:style-name="ce3" table:number-columns-repeated="9"/>
          <table:table-cell table:style-name="ce4"/>
          <table:table-cell table:style-name="ce3"/>
          <table:covered-table-cell table:number-columns-repeated="2" table:style-name="ce6"/>
          <table:table-cell/>
          <table:table-cell table:style-name="ce3"/>
          <table:table-cell table:style-name="ce4"/>
          <table:table-cell table:style-name="ce3" table:number-columns-repeated="7"/>
          <table:table-cell table:style-name="ce4"/>
          <table:table-cell table:style-name="ce3"/>
          <table:covered-table-cell table:number-columns-repeated="2" table:style-name="ce6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3"/>
          <table:covered-table-cell table:number-columns-repeated="2" table:style-name="ce6"/>
          <table:table-cell/>
          <table:table-cell table:style-name="ce3" table:number-columns-repeated="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3"/>
          <table:covered-table-cell table:number-columns-repeated="2" table:style-name="ce6"/>
        </table:table-row>
        <table:table-row table:style-name="ro1">
          <table:table-cell table:style-name="ce3" table:number-columns-repeated="11"/>
          <table:covered-table-cell table:number-columns-repeated="2" table:style-name="ce6"/>
          <table:table-cell/>
          <table:table-cell table:style-name="ce3" table:number-columns-repeated="11"/>
          <table:covered-table-cell table:number-columns-repeated="2" table:style-name="ce6"/>
        </table:table-row>
        <table:table-row table:style-name="ro1">
          <table:table-cell table:number-columns-repeated="27"/>
        </table:table-row>
        <table:table-row table:style-name="ro1">
          <table:table-cell table:style-name="ce3" table:number-columns-repeated="11"/>
          <table:table-cell table:style-name="ce5" table:formula="of:=[.L9]+1" office:value-type="float" office:value="2" calcext:value-type="float" table:number-columns-spanned="1" table:number-rows-spanned="4">
            <text:p>2</text:p>
          </table:table-cell>
          <table:table-cell table:style-name="ce7" table:formula="of:=&quot;0x&quot;&amp;DEC2HEX([.L14]+208;2)" office:value-type="string" office:string-value="0xD2" calcext:value-type="string" table:number-columns-spanned="1" table:number-rows-spanned="4">
            <text:p>0xD2</text:p>
          </table:table-cell>
          <table:table-cell/>
          <table:table-cell table:style-name="ce3" table:number-columns-repeated="11"/>
          <table:table-cell table:style-name="ce5" table:formula="of:=[.Z9]+1" office:value-type="float" office:value="18" calcext:value-type="float" table:number-columns-spanned="1" table:number-rows-spanned="4">
            <text:p>18</text:p>
          </table:table-cell>
          <table:table-cell table:style-name="ce7" table:formula="of:=&quot;0x&quot;&amp;DEC2HEX([.Z14]+208;2)" office:value-type="string" office:string-value="0xE2" calcext:value-type="string" table:number-columns-spanned="1" table:number-rows-spanned="4">
            <text:p>0xE2</text:p>
          </table:table-cell>
        </table:table-row>
        <table:table-row table:style-name="ro1">
          <table:table-cell table:style-name="ce3" table:number-columns-repeated="7"/>
          <table:table-cell table:style-name="ce4"/>
          <table:table-cell table:style-name="ce3" table:number-columns-repeated="3"/>
          <table:covered-table-cell table:number-columns-repeated="2" table:style-name="ce6"/>
          <table:table-cell/>
          <table:table-cell table:style-name="ce3"/>
          <table:table-cell table:style-name="ce4"/>
          <table:table-cell table:style-name="ce3" table:number-columns-repeated="5"/>
          <table:table-cell table:style-name="ce4"/>
          <table:table-cell table:style-name="ce3" table:number-columns-repeated="3"/>
          <table:covered-table-cell table:number-columns-repeated="2" table:style-name="ce6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/>
          <table:covered-table-cell table:number-columns-repeated="2" table:style-name="ce6"/>
          <table:table-cell/>
          <table:table-cell table:style-name="ce3" table:number-columns-repeated="3"/>
          <table:table-cell table:style-name="ce4"/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/>
          <table:covered-table-cell table:number-columns-repeated="2" table:style-name="ce6"/>
        </table:table-row>
        <table:table-row table:style-name="ro1">
          <table:table-cell table:style-name="ce3" table:number-columns-repeated="11"/>
          <table:covered-table-cell table:number-columns-repeated="2" table:style-name="ce6"/>
          <table:table-cell/>
          <table:table-cell table:style-name="ce3" table:number-columns-repeated="11"/>
          <table:covered-table-cell table:number-columns-repeated="2" table:style-name="ce6"/>
        </table:table-row>
        <table:table-row table:style-name="ro1">
          <table:table-cell table:number-columns-repeated="27"/>
        </table:table-row>
        <table:table-row table:style-name="ro1">
          <table:table-cell table:style-name="ce3" table:number-columns-repeated="11"/>
          <table:table-cell table:style-name="ce5" table:formula="of:=[.L14]+1" office:value-type="float" office:value="3" calcext:value-type="float" table:number-columns-spanned="1" table:number-rows-spanned="4">
            <text:p>3</text:p>
          </table:table-cell>
          <table:table-cell table:style-name="ce7" table:formula="of:=&quot;0x&quot;&amp;DEC2HEX([.L19]+208;2)" office:value-type="string" office:string-value="0xD3" calcext:value-type="string" table:number-columns-spanned="1" table:number-rows-spanned="4">
            <text:p>0xD3</text:p>
          </table:table-cell>
          <table:table-cell/>
          <table:table-cell table:style-name="ce3" table:number-columns-repeated="11"/>
          <table:table-cell table:style-name="ce5" table:formula="of:=[.Z14]+1" office:value-type="float" office:value="19" calcext:value-type="float" table:number-columns-spanned="1" table:number-rows-spanned="4">
            <text:p>19</text:p>
          </table:table-cell>
          <table:table-cell table:style-name="ce7" table:formula="of:=&quot;0x&quot;&amp;DEC2HEX([.Z19]+208;2)" office:value-type="string" office:string-value="0xE3" calcext:value-type="string" table:number-columns-spanned="1" table:number-rows-spanned="4">
            <text:p>0xE3</text:p>
          </table:table-cell>
        </table:table-row>
        <table:table-row table:style-name="ro1">
          <table:table-cell table:style-name="ce3" table:number-columns-repeated="7"/>
          <table:table-cell table:style-name="ce4"/>
          <table:table-cell table:style-name="ce3"/>
          <table:table-cell table:style-name="ce4"/>
          <table:table-cell table:style-name="ce3"/>
          <table:covered-table-cell table:number-columns-repeated="2" table:style-name="ce6"/>
          <table:table-cell/>
          <table:table-cell table:style-name="ce3"/>
          <table:table-cell table:style-name="ce4"/>
          <table:table-cell table:style-name="ce3" table:number-columns-repeated="5"/>
          <table:table-cell table:style-name="ce4"/>
          <table:table-cell table:style-name="ce3"/>
          <table:table-cell table:style-name="ce4"/>
          <table:table-cell table:style-name="ce3"/>
          <table:covered-table-cell table:number-columns-repeated="2" table:style-name="ce6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covered-table-cell table:number-columns-repeated="2" table:style-name="ce6"/>
          <table:table-cell/>
          <table:table-cell table:style-name="ce3" table:number-columns-repeated="3"/>
          <table:table-cell table:style-name="ce4"/>
          <table:table-cell table:style-name="ce3"/>
          <table:table-cell table:style-name="ce4"/>
          <table:table-cell table:style-name="ce3" table:number-columns-repeated="5"/>
          <table:covered-table-cell table:number-columns-repeated="2" table:style-name="ce6"/>
        </table:table-row>
        <table:table-row table:style-name="ro1">
          <table:table-cell table:style-name="ce3" table:number-columns-repeated="11"/>
          <table:covered-table-cell table:number-columns-repeated="2" table:style-name="ce6"/>
          <table:table-cell/>
          <table:table-cell table:style-name="ce3" table:number-columns-repeated="11"/>
          <table:covered-table-cell table:number-columns-repeated="2" table:style-name="ce6"/>
        </table:table-row>
        <table:table-row table:style-name="ro1">
          <table:table-cell table:number-columns-repeated="27"/>
        </table:table-row>
        <table:table-row table:style-name="ro1">
          <table:table-cell table:style-name="ce3" table:number-columns-repeated="11"/>
          <table:table-cell table:style-name="ce5" table:formula="of:=[.L19]+1" office:value-type="float" office:value="4" calcext:value-type="float" table:number-columns-spanned="1" table:number-rows-spanned="4">
            <text:p>4</text:p>
          </table:table-cell>
          <table:table-cell table:style-name="ce7" table:formula="of:=&quot;0x&quot;&amp;DEC2HEX([.L24]+208;2)" office:value-type="string" office:string-value="0xD4" calcext:value-type="string" table:number-columns-spanned="1" table:number-rows-spanned="4">
            <text:p>0xD4</text:p>
          </table:table-cell>
          <table:table-cell/>
          <table:table-cell table:style-name="ce3" table:number-columns-repeated="11"/>
          <table:table-cell table:style-name="ce5" table:formula="of:=[.Z19]+1" office:value-type="float" office:value="20" calcext:value-type="float" table:number-columns-spanned="1" table:number-rows-spanned="4">
            <text:p>20</text:p>
          </table:table-cell>
          <table:table-cell table:style-name="ce7" table:formula="of:=&quot;0x&quot;&amp;DEC2HEX([.Z24]+208;2)" office:value-type="string" office:string-value="0xE4" calcext:value-type="string" table:number-columns-spanned="1" table:number-rows-spanned="4">
            <text:p>0xE4</text:p>
          </table:table-cell>
        </table:table-row>
        <table:table-row table:style-name="ro1">
          <table:table-cell table:style-name="ce3" table:number-columns-repeated="5"/>
          <table:table-cell table:style-name="ce4"/>
          <table:table-cell table:style-name="ce3" table:number-columns-repeated="5"/>
          <table:covered-table-cell table:number-columns-repeated="2" table:style-name="ce6"/>
          <table:table-cell/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 table:number-columns-repeated="5"/>
          <table:covered-table-cell table:number-columns-repeated="2" table:style-name="ce6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/>
          <table:table-cell table:style-name="ce4"/>
          <table:table-cell table:style-name="ce3"/>
          <table:covered-table-cell table:number-columns-repeated="2" table:style-name="ce6"/>
          <table:table-cell/>
          <table:table-cell table:style-name="ce3" table:number-columns-repeated="3"/>
          <table:table-cell table:style-name="ce4"/>
          <table:table-cell table:style-name="ce3" table:number-columns-repeated="3"/>
          <table:table-cell table:style-name="ce4"/>
          <table:table-cell table:style-name="ce3"/>
          <table:table-cell table:style-name="ce4"/>
          <table:table-cell table:style-name="ce3"/>
          <table:covered-table-cell table:number-columns-repeated="2" table:style-name="ce6"/>
        </table:table-row>
        <table:table-row table:style-name="ro1">
          <table:table-cell table:style-name="ce3" table:number-columns-repeated="11"/>
          <table:covered-table-cell table:number-columns-repeated="2" table:style-name="ce6"/>
          <table:table-cell/>
          <table:table-cell table:style-name="ce3" table:number-columns-repeated="11"/>
          <table:covered-table-cell table:number-columns-repeated="2" table:style-name="ce6"/>
        </table:table-row>
        <table:table-row table:style-name="ro1">
          <table:table-cell table:number-columns-repeated="27"/>
        </table:table-row>
        <table:table-row table:style-name="ro1">
          <table:table-cell table:style-name="ce3" table:number-columns-repeated="11"/>
          <table:table-cell table:style-name="ce5" table:formula="of:=[.L24]+1" office:value-type="float" office:value="5" calcext:value-type="float" table:number-columns-spanned="1" table:number-rows-spanned="4">
            <text:p>5</text:p>
          </table:table-cell>
          <table:table-cell table:style-name="ce7" table:formula="of:=&quot;0x&quot;&amp;DEC2HEX([.L29]+208;2)" office:value-type="string" office:string-value="0xD5" calcext:value-type="string" table:number-columns-spanned="1" table:number-rows-spanned="4">
            <text:p>0xD5</text:p>
          </table:table-cell>
          <table:table-cell/>
          <table:table-cell table:style-name="ce3" table:number-columns-repeated="11"/>
          <table:table-cell table:style-name="ce5" table:formula="of:=[.Z24]+1" office:value-type="float" office:value="21" calcext:value-type="float" table:number-columns-spanned="1" table:number-rows-spanned="4">
            <text:p>21</text:p>
          </table:table-cell>
          <table:table-cell table:style-name="ce7" table:formula="of:=&quot;0x&quot;&amp;DEC2HEX([.Z29]+208;2)" office:value-type="string" office:string-value="0xE5" calcext:value-type="string" table:number-columns-spanned="1" table:number-rows-spanned="4">
            <text:p>0xE5</text:p>
          </table:table-cell>
        </table:table-row>
        <table:table-row table:style-name="ro1">
          <table:table-cell table:style-name="ce3" table:number-columns-repeated="5"/>
          <table:table-cell table:style-name="ce4"/>
          <table:table-cell table:style-name="ce3" table:number-columns-repeated="3"/>
          <table:table-cell table:style-name="ce4"/>
          <table:table-cell table:style-name="ce3"/>
          <table:covered-table-cell table:number-columns-repeated="2" table:style-name="ce6"/>
          <table:table-cell/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 table:number-columns-repeated="3"/>
          <table:table-cell table:style-name="ce4"/>
          <table:table-cell table:style-name="ce3"/>
          <table:covered-table-cell table:number-columns-repeated="2" table:style-name="ce6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 table:number-columns-repeated="3"/>
          <table:covered-table-cell table:number-columns-repeated="2" table:style-name="ce6"/>
          <table:table-cell/>
          <table:table-cell table:style-name="ce3" table:number-columns-repeated="3"/>
          <table:table-cell table:style-name="ce4"/>
          <table:table-cell table:style-name="ce3" table:number-columns-repeated="3"/>
          <table:table-cell table:style-name="ce4"/>
          <table:table-cell table:style-name="ce3" table:number-columns-repeated="3"/>
          <table:covered-table-cell table:number-columns-repeated="2" table:style-name="ce6"/>
        </table:table-row>
        <table:table-row table:style-name="ro1">
          <table:table-cell table:style-name="ce3" table:number-columns-repeated="11"/>
          <table:covered-table-cell table:number-columns-repeated="2" table:style-name="ce6"/>
          <table:table-cell/>
          <table:table-cell table:style-name="ce3" table:number-columns-repeated="11"/>
          <table:covered-table-cell table:number-columns-repeated="2" table:style-name="ce6"/>
        </table:table-row>
        <table:table-row table:style-name="ro1">
          <table:table-cell table:number-columns-repeated="27"/>
        </table:table-row>
        <table:table-row table:style-name="ro1">
          <table:table-cell table:style-name="ce3" table:number-columns-repeated="11"/>
          <table:table-cell table:style-name="ce5" table:formula="of:=[.L29]+1" office:value-type="float" office:value="6" calcext:value-type="float" table:number-columns-spanned="1" table:number-rows-spanned="4">
            <text:p>6</text:p>
          </table:table-cell>
          <table:table-cell table:style-name="ce7" table:formula="of:=&quot;0x&quot;&amp;DEC2HEX([.L34]+208;2)" office:value-type="string" office:string-value="0xD6" calcext:value-type="string" table:number-columns-spanned="1" table:number-rows-spanned="4">
            <text:p>0xD6</text:p>
          </table:table-cell>
          <table:table-cell/>
          <table:table-cell table:style-name="ce3" table:number-columns-repeated="11"/>
          <table:table-cell table:style-name="ce5" table:formula="of:=[.Z29]+1" office:value-type="float" office:value="22" calcext:value-type="float" table:number-columns-spanned="1" table:number-rows-spanned="4">
            <text:p>22</text:p>
          </table:table-cell>
          <table:table-cell table:style-name="ce7" table:formula="of:=&quot;0x&quot;&amp;DEC2HEX([.Z34]+208;2)" office:value-type="string" office:string-value="0xE6" calcext:value-type="string" table:number-columns-spanned="1" table:number-rows-spanned="4">
            <text:p>0xE6</text:p>
          </table:table-cell>
        </table:table-row>
        <table:table-row table:style-name="ro1">
          <table:table-cell table:style-name="ce3" table:number-columns-repeated="5"/>
          <table:table-cell table:style-name="ce4"/>
          <table:table-cell table:style-name="ce3"/>
          <table:table-cell table:style-name="ce4"/>
          <table:table-cell table:style-name="ce3" table:number-columns-repeated="3"/>
          <table:covered-table-cell table:number-columns-repeated="2" table:style-name="ce6"/>
          <table:table-cell/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/>
          <table:table-cell table:style-name="ce4"/>
          <table:table-cell table:style-name="ce3" table:number-columns-repeated="3"/>
          <table:covered-table-cell table:number-columns-repeated="2" table:style-name="ce6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style-name="ce4"/>
          <table:table-cell table:style-name="ce3"/>
          <table:covered-table-cell table:number-columns-repeated="2" table:style-name="ce6"/>
          <table:table-cell/>
          <table:table-cell table:style-name="ce3" table:number-columns-repeated="3"/>
          <table:table-cell table:style-name="ce4"/>
          <table:table-cell table:style-name="ce3" table:number-columns-repeated="5"/>
          <table:table-cell table:style-name="ce4"/>
          <table:table-cell table:style-name="ce3"/>
          <table:covered-table-cell table:number-columns-repeated="2" table:style-name="ce6"/>
        </table:table-row>
        <table:table-row table:style-name="ro1">
          <table:table-cell table:style-name="ce3" table:number-columns-repeated="11"/>
          <table:covered-table-cell table:number-columns-repeated="2" table:style-name="ce6"/>
          <table:table-cell/>
          <table:table-cell table:style-name="ce3" table:number-columns-repeated="11"/>
          <table:covered-table-cell table:number-columns-repeated="2" table:style-name="ce6"/>
        </table:table-row>
        <table:table-row table:style-name="ro1">
          <table:table-cell table:number-columns-repeated="27"/>
        </table:table-row>
        <table:table-row table:style-name="ro1">
          <table:table-cell table:style-name="ce3" table:number-columns-repeated="11"/>
          <table:table-cell table:style-name="ce5" table:formula="of:=[.L34]+1" office:value-type="float" office:value="7" calcext:value-type="float" table:number-columns-spanned="1" table:number-rows-spanned="4">
            <text:p>7</text:p>
          </table:table-cell>
          <table:table-cell table:style-name="ce7" table:formula="of:=&quot;0x&quot;&amp;DEC2HEX([.L39]+208;2)" office:value-type="string" office:string-value="0xD7" calcext:value-type="string" table:number-columns-spanned="1" table:number-rows-spanned="4">
            <text:p>0xD7</text:p>
          </table:table-cell>
          <table:table-cell/>
          <table:table-cell table:style-name="ce3" table:number-columns-repeated="11"/>
          <table:table-cell table:style-name="ce5" table:formula="of:=[.Z34]+1" office:value-type="float" office:value="23" calcext:value-type="float" table:number-columns-spanned="1" table:number-rows-spanned="4">
            <text:p>23</text:p>
          </table:table-cell>
          <table:table-cell table:style-name="ce7" table:formula="of:=&quot;0x&quot;&amp;DEC2HEX([.Z39]+208;2)" office:value-type="string" office:string-value="0xE7" calcext:value-type="string" table:number-columns-spanned="1" table:number-rows-spanned="4">
            <text:p>0xE7</text:p>
          </table:table-cell>
        </table:table-row>
        <table:table-row table:style-name="ro1">
          <table:table-cell table:style-name="ce3" table:number-columns-repeated="5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covered-table-cell table:number-columns-repeated="2" table:style-name="ce6"/>
          <table:table-cell/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covered-table-cell table:number-columns-repeated="2" table:style-name="ce6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7"/>
          <table:covered-table-cell table:number-columns-repeated="2" table:style-name="ce6"/>
          <table:table-cell/>
          <table:table-cell table:style-name="ce3" table:number-columns-repeated="3"/>
          <table:table-cell table:style-name="ce4"/>
          <table:table-cell table:style-name="ce3" table:number-columns-repeated="7"/>
          <table:covered-table-cell table:number-columns-repeated="2" table:style-name="ce6"/>
        </table:table-row>
        <table:table-row table:style-name="ro1">
          <table:table-cell table:style-name="ce3" table:number-columns-repeated="11"/>
          <table:covered-table-cell table:number-columns-repeated="2" table:style-name="ce6"/>
          <table:table-cell/>
          <table:table-cell table:style-name="ce3" table:number-columns-repeated="11"/>
          <table:covered-table-cell table:number-columns-repeated="2" table:style-name="ce6"/>
        </table:table-row>
        <table:table-row table:style-name="ro1">
          <table:table-cell table:number-columns-repeated="27"/>
        </table:table-row>
        <table:table-row table:style-name="ro1">
          <table:table-cell table:style-name="ce3" table:number-columns-repeated="11"/>
          <table:table-cell table:style-name="ce5" table:formula="of:=[.L39]+1" office:value-type="float" office:value="8" calcext:value-type="float" table:number-columns-spanned="1" table:number-rows-spanned="4">
            <text:p>8</text:p>
          </table:table-cell>
          <table:table-cell table:style-name="ce8" table:formula="of:=&quot;0x&quot;&amp;DEC2HEX([.L44]+208;2)" office:value-type="string" office:string-value="0xD8" calcext:value-type="string" table:number-columns-spanned="1" table:number-rows-spanned="4">
            <text:p>0xD8</text:p>
          </table:table-cell>
          <table:table-cell/>
          <table:table-cell table:style-name="ce3" table:number-columns-repeated="11"/>
          <table:table-cell table:style-name="ce5" table:formula="of:=[.Z39]+1" office:value-type="float" office:value="24" calcext:value-type="float" table:number-columns-spanned="1" table:number-rows-spanned="4">
            <text:p>24</text:p>
          </table:table-cell>
          <table:table-cell table:style-name="ce8" table:formula="of:=&quot;0x&quot;&amp;DEC2HEX([.Z44]+208;2)" office:value-type="string" office:string-value="0xE8" calcext:value-type="string" table:number-columns-spanned="1" table:number-rows-spanned="4">
            <text:p>0xE8</text:p>
          </table:table-cell>
        </table:table-row>
        <table:table-row table:style-name="ro1">
          <table:table-cell table:style-name="ce3" table:number-columns-repeated="3"/>
          <table:table-cell table:style-name="ce4"/>
          <table:table-cell table:style-name="ce3" table:number-columns-repeated="7"/>
          <table:covered-table-cell table:number-columns-repeated="2" table:style-name="ce6"/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7"/>
          <table:covered-table-cell table:number-columns-repeated="2" table:style-name="ce6"/>
        </table:table-row>
        <table:table-row table:style-name="ro1"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covered-table-cell table:number-columns-repeated="2" table:style-name="ce6"/>
          <table:table-cell/>
          <table:table-cell table:style-name="ce3" table:number-columns-repeated="5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covered-table-cell table:number-columns-repeated="2" table:style-name="ce6"/>
        </table:table-row>
        <table:table-row table:style-name="ro1">
          <table:table-cell table:style-name="ce3" table:number-columns-repeated="11"/>
          <table:covered-table-cell table:number-columns-repeated="2" table:style-name="ce6"/>
          <table:table-cell/>
          <table:table-cell table:style-name="ce3" table:number-columns-repeated="11"/>
          <table:covered-table-cell table:number-columns-repeated="2" table:style-name="ce6"/>
        </table:table-row>
        <table:table-row table:style-name="ro1">
          <table:table-cell table:number-columns-repeated="27"/>
        </table:table-row>
        <table:table-row table:style-name="ro1">
          <table:table-cell table:style-name="ce3" table:number-columns-repeated="11"/>
          <table:table-cell table:style-name="ce5" table:formula="of:=[.L44]+1" office:value-type="float" office:value="9" calcext:value-type="float" table:number-columns-spanned="1" table:number-rows-spanned="4">
            <text:p>9</text:p>
          </table:table-cell>
          <table:table-cell table:style-name="ce8" table:formula="of:=&quot;0x&quot;&amp;DEC2HEX([.L49]+208;2)" office:value-type="string" office:string-value="0xD9" calcext:value-type="string" table:number-columns-spanned="1" table:number-rows-spanned="4">
            <text:p>0xD9</text:p>
          </table:table-cell>
          <table:table-cell/>
          <table:table-cell table:style-name="ce3" table:number-columns-repeated="11"/>
          <table:table-cell table:style-name="ce5" table:formula="of:=[.Z44]+1" office:value-type="float" office:value="25" calcext:value-type="float" table:number-columns-spanned="1" table:number-rows-spanned="4">
            <text:p>25</text:p>
          </table:table-cell>
          <table:table-cell table:style-name="ce8" table:formula="of:=&quot;0x&quot;&amp;DEC2HEX([.Z49]+208;2)" office:value-type="string" office:string-value="0xE9" calcext:value-type="string" table:number-columns-spanned="1" table:number-rows-spanned="4">
            <text:p>0xE9</text:p>
          </table:table-cell>
        </table:table-row>
        <table:table-row table:style-name="ro1">
          <table:table-cell table:style-name="ce3" table:number-columns-repeated="3"/>
          <table:table-cell table:style-name="ce4"/>
          <table:table-cell table:style-name="ce3" table:number-columns-repeated="5"/>
          <table:table-cell table:style-name="ce4"/>
          <table:table-cell table:style-name="ce3"/>
          <table:covered-table-cell table:number-columns-repeated="2" table:style-name="ce6"/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style-name="ce4"/>
          <table:table-cell table:style-name="ce3"/>
          <table:covered-table-cell table:number-columns-repeated="2" table:style-name="ce6"/>
        </table:table-row>
        <table:table-row table:style-name="ro1"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/>
          <table:table-cell table:style-name="ce4"/>
          <table:table-cell table:style-name="ce3" table:number-columns-repeated="3"/>
          <table:covered-table-cell table:number-columns-repeated="2" table:style-name="ce6"/>
          <table:table-cell/>
          <table:table-cell table:style-name="ce3" table:number-columns-repeated="5"/>
          <table:table-cell table:style-name="ce4"/>
          <table:table-cell table:style-name="ce3"/>
          <table:table-cell table:style-name="ce4"/>
          <table:table-cell table:style-name="ce3" table:number-columns-repeated="3"/>
          <table:covered-table-cell table:number-columns-repeated="2" table:style-name="ce6"/>
        </table:table-row>
        <table:table-row table:style-name="ro1">
          <table:table-cell table:style-name="ce3" table:number-columns-repeated="11"/>
          <table:covered-table-cell table:number-columns-repeated="2" table:style-name="ce6"/>
          <table:table-cell/>
          <table:table-cell table:style-name="ce3" table:number-columns-repeated="11"/>
          <table:covered-table-cell table:number-columns-repeated="2" table:style-name="ce6"/>
        </table:table-row>
        <table:table-row table:style-name="ro1">
          <table:table-cell table:number-columns-repeated="27"/>
        </table:table-row>
        <table:table-row table:style-name="ro1">
          <table:table-cell table:style-name="ce3" table:number-columns-repeated="11"/>
          <table:table-cell table:style-name="ce5" table:formula="of:=[.L49]+1" office:value-type="float" office:value="10" calcext:value-type="float" table:number-columns-spanned="1" table:number-rows-spanned="4">
            <text:p>10</text:p>
          </table:table-cell>
          <table:table-cell table:style-name="ce7" table:formula="of:=&quot;0x&quot;&amp;DEC2HEX([.L54]+208;2)" office:value-type="string" office:string-value="0xDA" calcext:value-type="string" table:number-columns-spanned="1" table:number-rows-spanned="4">
            <text:p>0xDA</text:p>
          </table:table-cell>
          <table:table-cell/>
          <table:table-cell table:style-name="ce3" table:number-columns-repeated="11"/>
          <table:table-cell table:style-name="ce5" table:formula="of:=[.Z49]+1" office:value-type="float" office:value="26" calcext:value-type="float" table:number-columns-spanned="1" table:number-rows-spanned="4">
            <text:p>26</text:p>
          </table:table-cell>
          <table:table-cell table:style-name="ce7" table:formula="of:=&quot;0x&quot;&amp;DEC2HEX([.Z54]+208;2)" office:value-type="string" office:string-value="0xEA" calcext:value-type="string" table:number-columns-spanned="1" table:number-rows-spanned="4">
            <text:p>0xEA</text:p>
          </table:table-cell>
        </table:table-row>
        <table:table-row table:style-name="ro1">
          <table:table-cell table:style-name="ce3" table:number-columns-repeated="3"/>
          <table:table-cell table:style-name="ce4"/>
          <table:table-cell table:style-name="ce3" table:number-columns-repeated="3"/>
          <table:table-cell table:style-name="ce4"/>
          <table:table-cell table:style-name="ce3" table:number-columns-repeated="3"/>
          <table:covered-table-cell table:number-columns-repeated="2" table:style-name="ce6"/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 table:number-columns-repeated="3"/>
          <table:covered-table-cell table:number-columns-repeated="2" table:style-name="ce6"/>
        </table:table-row>
        <table:table-row table:style-name="ro1"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 table:number-columns-repeated="3"/>
          <table:table-cell table:style-name="ce4"/>
          <table:table-cell table:style-name="ce3"/>
          <table:covered-table-cell table:number-columns-repeated="2" table:style-name="ce6"/>
          <table:table-cell/>
          <table:table-cell table:style-name="ce3" table:number-columns-repeated="5"/>
          <table:table-cell table:style-name="ce4"/>
          <table:table-cell table:style-name="ce3" table:number-columns-repeated="3"/>
          <table:table-cell table:style-name="ce4"/>
          <table:table-cell table:style-name="ce3"/>
          <table:covered-table-cell table:number-columns-repeated="2" table:style-name="ce6"/>
        </table:table-row>
        <table:table-row table:style-name="ro1">
          <table:table-cell table:style-name="ce3" table:number-columns-repeated="11"/>
          <table:covered-table-cell table:number-columns-repeated="2" table:style-name="ce6"/>
          <table:table-cell/>
          <table:table-cell table:style-name="ce3" table:number-columns-repeated="11"/>
          <table:covered-table-cell table:number-columns-repeated="2" table:style-name="ce6"/>
        </table:table-row>
        <table:table-row table:style-name="ro1">
          <table:table-cell table:number-columns-repeated="27"/>
        </table:table-row>
        <table:table-row table:style-name="ro1">
          <table:table-cell table:style-name="ce3" table:number-columns-repeated="11"/>
          <table:table-cell table:style-name="ce5" table:formula="of:=[.L54]+1" office:value-type="float" office:value="11" calcext:value-type="float" table:number-columns-spanned="1" table:number-rows-spanned="4">
            <text:p>11</text:p>
          </table:table-cell>
          <table:table-cell table:style-name="ce7" table:formula="of:=&quot;0x&quot;&amp;DEC2HEX([.L59]+208;2)" office:value-type="string" office:string-value="0xDB" calcext:value-type="string" table:number-columns-spanned="1" table:number-rows-spanned="4">
            <text:p>0xDB</text:p>
          </table:table-cell>
          <table:table-cell/>
          <table:table-cell table:style-name="ce3" table:number-columns-repeated="11"/>
          <table:table-cell table:style-name="ce5" table:formula="of:=[.Z54]+1" office:value-type="float" office:value="27" calcext:value-type="float" table:number-columns-spanned="1" table:number-rows-spanned="4">
            <text:p>27</text:p>
          </table:table-cell>
          <table:table-cell table:style-name="ce7" table:formula="of:=&quot;0x&quot;&amp;DEC2HEX([.Z59]+208;2)" office:value-type="string" office:string-value="0xEB" calcext:value-type="string" table:number-columns-spanned="1" table:number-rows-spanned="4">
            <text:p>0xEB</text:p>
          </table:table-cell>
        </table:table-row>
        <table:table-row table:style-name="ro1">
          <table:table-cell table:style-name="ce3" table:number-columns-repeated="3"/>
          <table:table-cell table:style-name="ce4"/>
          <table:table-cell table:style-name="ce3" table:number-columns-repeated="3"/>
          <table:table-cell table:style-name="ce4"/>
          <table:table-cell table:style-name="ce3"/>
          <table:table-cell table:style-name="ce4"/>
          <table:table-cell table:style-name="ce3"/>
          <table:covered-table-cell table:number-columns-repeated="2" table:style-name="ce6"/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/>
          <table:table-cell table:style-name="ce4"/>
          <table:table-cell table:style-name="ce3"/>
          <table:covered-table-cell table:number-columns-repeated="2" table:style-name="ce6"/>
        </table:table-row>
        <table:table-row table:style-name="ro1"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 table:number-columns-repeated="5"/>
          <table:covered-table-cell table:number-columns-repeated="2" table:style-name="ce6"/>
          <table:table-cell/>
          <table:table-cell table:style-name="ce3" table:number-columns-repeated="5"/>
          <table:table-cell table:style-name="ce4"/>
          <table:table-cell table:style-name="ce3" table:number-columns-repeated="5"/>
          <table:covered-table-cell table:number-columns-repeated="2" table:style-name="ce6"/>
        </table:table-row>
        <table:table-row table:style-name="ro1">
          <table:table-cell table:style-name="ce3" table:number-columns-repeated="11"/>
          <table:covered-table-cell table:number-columns-repeated="2" table:style-name="ce6"/>
          <table:table-cell/>
          <table:table-cell table:style-name="ce3" table:number-columns-repeated="11"/>
          <table:covered-table-cell table:number-columns-repeated="2" table:style-name="ce6"/>
        </table:table-row>
        <table:table-row table:style-name="ro1">
          <table:table-cell table:number-columns-repeated="27"/>
        </table:table-row>
        <table:table-row table:style-name="ro1">
          <table:table-cell table:style-name="ce3" table:number-columns-repeated="11"/>
          <table:table-cell table:style-name="ce5" table:formula="of:=[.L59]+1" office:value-type="float" office:value="12" calcext:value-type="float" table:number-columns-spanned="1" table:number-rows-spanned="4">
            <text:p>12</text:p>
          </table:table-cell>
          <table:table-cell table:style-name="ce7" table:formula="of:=&quot;0x&quot;&amp;DEC2HEX([.L64]+208;2)" office:value-type="string" office:string-value="0xDC" calcext:value-type="string" table:number-columns-spanned="1" table:number-rows-spanned="4">
            <text:p>0xDC</text:p>
          </table:table-cell>
          <table:table-cell/>
          <table:table-cell table:style-name="ce3" table:number-columns-repeated="11"/>
          <table:table-cell table:style-name="ce5" table:formula="of:=[.Z59]+1" office:value-type="float" office:value="28" calcext:value-type="float" table:number-columns-spanned="1" table:number-rows-spanned="4">
            <text:p>28</text:p>
          </table:table-cell>
          <table:table-cell table:style-name="ce7" table:formula="of:=&quot;0x&quot;&amp;DEC2HEX([.Z64]+208;2)" office:value-type="string" office:string-value="0xEC" calcext:value-type="string" table:number-columns-spanned="1" table:number-rows-spanned="4">
            <text:p>0xEC</text:p>
          </table:table-cell>
        </table:table-row>
        <table:table-row table:style-name="ro1">
          <table:table-cell table:style-name="ce3" table:number-columns-repeated="3"/>
          <table:table-cell table:style-name="ce4"/>
          <table:table-cell table:style-name="ce3"/>
          <table:table-cell table:style-name="ce4"/>
          <table:table-cell table:style-name="ce3" table:number-columns-repeated="5"/>
          <table:covered-table-cell table:number-columns-repeated="2" table:style-name="ce6"/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covered-table-cell table:number-columns-repeated="2" table:style-name="ce6"/>
        </table:table-row>
        <table:table-row table:style-name="ro1">
          <table:table-cell table:style-name="ce3"/>
          <table:table-cell table:style-name="ce4"/>
          <table:table-cell table:style-name="ce3" table:number-columns-repeated="5"/>
          <table:table-cell table:style-name="ce4"/>
          <table:table-cell table:style-name="ce3"/>
          <table:table-cell table:style-name="ce4"/>
          <table:table-cell table:style-name="ce3"/>
          <table:covered-table-cell table:number-columns-repeated="2" table:style-name="ce6"/>
          <table:table-cell/>
          <table:table-cell table:style-name="ce3" table:number-columns-repeated="7"/>
          <table:table-cell table:style-name="ce4"/>
          <table:table-cell table:style-name="ce3"/>
          <table:table-cell table:style-name="ce4"/>
          <table:table-cell table:style-name="ce3"/>
          <table:covered-table-cell table:number-columns-repeated="2" table:style-name="ce6"/>
        </table:table-row>
        <table:table-row table:style-name="ro1">
          <table:table-cell table:style-name="ce3" table:number-columns-repeated="11"/>
          <table:covered-table-cell table:number-columns-repeated="2" table:style-name="ce6"/>
          <table:table-cell/>
          <table:table-cell table:style-name="ce3" table:number-columns-repeated="11"/>
          <table:covered-table-cell table:number-columns-repeated="2" table:style-name="ce6"/>
        </table:table-row>
        <table:table-row table:style-name="ro1">
          <table:table-cell table:number-columns-repeated="27"/>
        </table:table-row>
        <table:table-row table:style-name="ro1">
          <table:table-cell table:style-name="ce3" table:number-columns-repeated="11"/>
          <table:table-cell table:style-name="ce5" table:formula="of:=[.L64]+1" office:value-type="float" office:value="13" calcext:value-type="float" table:number-columns-spanned="1" table:number-rows-spanned="4">
            <text:p>13</text:p>
          </table:table-cell>
          <table:table-cell table:style-name="ce7" table:formula="of:=&quot;0x&quot;&amp;DEC2HEX([.L69]+208;2)" office:value-type="string" office:string-value="0xDD" calcext:value-type="string" table:number-columns-spanned="1" table:number-rows-spanned="4">
            <text:p>0xDD</text:p>
          </table:table-cell>
          <table:table-cell/>
          <table:table-cell table:style-name="ce3" table:number-columns-repeated="11"/>
          <table:table-cell table:style-name="ce5" table:formula="of:=[.Z64]+1" office:value-type="float" office:value="29" calcext:value-type="float" table:number-columns-spanned="1" table:number-rows-spanned="4">
            <text:p>29</text:p>
          </table:table-cell>
          <table:table-cell table:style-name="ce7" table:formula="of:=&quot;0x&quot;&amp;DEC2HEX([.Z69]+208;2)" office:value-type="string" office:string-value="0xED" calcext:value-type="string" table:number-columns-spanned="1" table:number-rows-spanned="4">
            <text:p>0xED</text:p>
          </table:table-cell>
        </table:table-row>
        <table:table-row table:style-name="ro1">
          <table:table-cell table:style-name="ce3" table:number-columns-repeated="3"/>
          <table:table-cell table:style-name="ce4"/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/>
          <table:covered-table-cell table:number-columns-repeated="2" table:style-name="ce6"/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/>
          <table:covered-table-cell table:number-columns-repeated="2" table:style-name="ce6"/>
        </table:table-row>
        <table:table-row table:style-name="ro1">
          <table:table-cell table:style-name="ce3"/>
          <table:table-cell table:style-name="ce4"/>
          <table:table-cell table:style-name="ce3" table:number-columns-repeated="5"/>
          <table:table-cell table:style-name="ce4"/>
          <table:table-cell table:style-name="ce3" table:number-columns-repeated="3"/>
          <table:covered-table-cell table:number-columns-repeated="2" table:style-name="ce6"/>
          <table:table-cell/>
          <table:table-cell table:style-name="ce3" table:number-columns-repeated="7"/>
          <table:table-cell table:style-name="ce4"/>
          <table:table-cell table:style-name="ce3" table:number-columns-repeated="3"/>
          <table:covered-table-cell table:number-columns-repeated="2" table:style-name="ce6"/>
        </table:table-row>
        <table:table-row table:style-name="ro1">
          <table:table-cell table:style-name="ce3" table:number-columns-repeated="11"/>
          <table:covered-table-cell table:number-columns-repeated="2" table:style-name="ce6"/>
          <table:table-cell/>
          <table:table-cell table:style-name="ce3" table:number-columns-repeated="11"/>
          <table:covered-table-cell table:number-columns-repeated="2" table:style-name="ce6"/>
        </table:table-row>
        <table:table-row table:style-name="ro1">
          <table:table-cell table:number-columns-repeated="27"/>
        </table:table-row>
        <table:table-row table:style-name="ro1">
          <table:table-cell table:style-name="ce3" table:number-columns-repeated="11"/>
          <table:table-cell table:style-name="ce5" table:formula="of:=[.L69]+1" office:value-type="float" office:value="14" calcext:value-type="float" table:number-columns-spanned="1" table:number-rows-spanned="4">
            <text:p>14</text:p>
          </table:table-cell>
          <table:table-cell table:style-name="ce7" table:formula="of:=&quot;0x&quot;&amp;DEC2HEX([.L74]+208;2)" office:value-type="string" office:string-value="0xDE" calcext:value-type="string" table:number-columns-spanned="1" table:number-rows-spanned="4">
            <text:p>0xDE</text:p>
          </table:table-cell>
          <table:table-cell/>
          <table:table-cell table:style-name="ce3" table:number-columns-repeated="11"/>
          <table:table-cell table:style-name="ce5" table:formula="of:=[.Z69]+1" office:value-type="float" office:value="30" calcext:value-type="float" table:number-columns-spanned="1" table:number-rows-spanned="4">
            <text:p>30</text:p>
          </table:table-cell>
          <table:table-cell table:style-name="ce7" table:formula="of:=&quot;0x&quot;&amp;DEC2HEX([.Z74]+208;2)" office:value-type="string" office:string-value="0xEE" calcext:value-type="string" table:number-columns-spanned="1" table:number-rows-spanned="4">
            <text:p>0xEE</text:p>
          </table:table-cell>
        </table:table-row>
        <table:table-row table:style-name="ro1">
          <table:table-cell table:style-name="ce3" table:number-columns-repeated="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3"/>
          <table:covered-table-cell table:number-columns-repeated="2" table:style-name="ce6"/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3"/>
          <table:covered-table-cell table:number-columns-repeated="2" table:style-name="ce6"/>
        </table:table-row>
        <table:table-row table:style-name="ro1">
          <table:table-cell table:style-name="ce3"/>
          <table:table-cell table:style-name="ce4"/>
          <table:table-cell table:style-name="ce3" table:number-columns-repeated="7"/>
          <table:table-cell table:style-name="ce4"/>
          <table:table-cell table:style-name="ce3"/>
          <table:covered-table-cell table:number-columns-repeated="2" table:style-name="ce6"/>
          <table:table-cell/>
          <table:table-cell table:style-name="ce3" table:number-columns-repeated="9"/>
          <table:table-cell table:style-name="ce4"/>
          <table:table-cell table:style-name="ce3"/>
          <table:covered-table-cell table:number-columns-repeated="2" table:style-name="ce6"/>
        </table:table-row>
        <table:table-row table:style-name="ro1">
          <table:table-cell table:style-name="ce3" table:number-columns-repeated="11"/>
          <table:covered-table-cell table:number-columns-repeated="2" table:style-name="ce6"/>
          <table:table-cell/>
          <table:table-cell table:style-name="ce3" table:number-columns-repeated="11"/>
          <table:covered-table-cell table:number-columns-repeated="2" table:style-name="ce6"/>
        </table:table-row>
        <table:table-row table:style-name="ro1">
          <table:table-cell table:number-columns-repeated="27"/>
        </table:table-row>
        <table:table-row table:style-name="ro1">
          <table:table-cell table:style-name="ce3" table:number-columns-repeated="11"/>
          <table:table-cell table:style-name="ce5" table:formula="of:=[.L74]+1" office:value-type="float" office:value="15" calcext:value-type="float" table:number-columns-spanned="1" table:number-rows-spanned="4">
            <text:p>15</text:p>
          </table:table-cell>
          <table:table-cell table:style-name="ce7" table:formula="of:=&quot;0x&quot;&amp;DEC2HEX([.L79]+208;2)" office:value-type="string" office:string-value="0xDF" calcext:value-type="string" table:number-columns-spanned="1" table:number-rows-spanned="4">
            <text:p>0xDF</text:p>
          </table:table-cell>
          <table:table-cell/>
          <table:table-cell table:style-name="ce3" table:number-columns-repeated="11"/>
          <table:table-cell table:style-name="ce5" table:formula="of:=[.Z74]+1" office:value-type="float" office:value="31" calcext:value-type="float" table:number-columns-spanned="1" table:number-rows-spanned="4">
            <text:p>31</text:p>
          </table:table-cell>
          <table:table-cell table:style-name="ce7" table:formula="of:=&quot;0x&quot;&amp;DEC2HEX([.Z79]+208;2)" office:value-type="string" office:string-value="0xEF" calcext:value-type="string" table:number-columns-spanned="1" table:number-rows-spanned="4">
            <text:p>0xEF</text:p>
          </table:table-cell>
        </table:table-row>
        <table:table-row table:style-name="ro1">
          <table:table-cell table:style-name="ce3" table:number-columns-repeated="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covered-table-cell table:number-columns-repeated="2" table:style-name="ce6"/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covered-table-cell table:number-columns-repeated="2" table:style-name="ce6"/>
        </table:table-row>
        <table:table-row table:style-name="ro1">
          <table:table-cell table:style-name="ce3"/>
          <table:table-cell table:style-name="ce4"/>
          <table:table-cell table:style-name="ce3" table:number-columns-repeated="9"/>
          <table:covered-table-cell table:number-columns-repeated="2" table:style-name="ce6"/>
          <table:table-cell/>
          <table:table-cell table:style-name="ce3" table:number-columns-repeated="11"/>
          <table:covered-table-cell table:number-columns-repeated="2" table:style-name="ce6"/>
        </table:table-row>
        <table:table-row table:style-name="ro1">
          <table:table-cell table:style-name="ce3" table:number-columns-repeated="11"/>
          <table:covered-table-cell table:number-columns-repeated="2" table:style-name="ce6"/>
          <table:table-cell/>
          <table:table-cell table:style-name="ce3" table:number-columns-repeated="11"/>
          <table:covered-table-cell table:number-columns-repeated="2" table:style-name="ce6"/>
        </table:table-row>
        <table:table-row table:style-name="ro1" table:number-rows-repeated="1048493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scale-to="38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20:53:35.237794716</meta:creation-date>
    <meta:generator>LibreOffice/5.4.2.2$Linux_X86_64 LibreOffice_project/40m0$Build-2</meta:generator>
    <dc:date>2017-10-25T21:08:52.654036843</dc:date>
    <meta:editing-duration>PT15M17S</meta:editing-duration>
    <meta:editing-cycles>2</meta:editing-cycles>
    <meta:document-statistic meta:table-count="1" meta:cell-count="80" meta:object-count="0"/>
  </office:meta>
</office:document-meta>
</file>